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47in"/>
    </style:style>
    <style:style style:name="co2" style:family="table-column">
      <style:table-column-properties fo:break-before="auto" style:column-width="2.02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Run-Nmb</text:p>
          </table:table-cell>
          <table:table-cell office:value-type="string" calcext:value-type="string">
            <text:p>scanned Para</text:p>
          </table:table-cell>
        </table:table-row>
        <table:table-row table:style-name="ro1">
          <table:table-cell office:value-type="string" calcext:value-type="string">
            <text:p>#HEPHY-Backside biased</text:p>
          </table:table-cell>
          <table:table-cell office:value-type="string" calcext:value-type="string">
            <text:p>threshold scan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B11]+15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B12]+15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B13]+15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14]+15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B15]+15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16]+15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B17]+15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18]+15"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B19]+15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B20]+15"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B21]+15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B22]+15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B23]+15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B24]+15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#HEPHY-Backside biased</text:p>
          </table:table-cell>
          <table:table-cell office:value-type="string" calcext:value-type="string">
            <text:p>HV scan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200" calcext:value-type="float">
            <text:p>-20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85" calcext:value-type="float">
            <text:p>-18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B30]+15" office:value-type="float" office:value="-170" calcext:value-type="float">
            <text:p>-17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31]+15" office:value-type="float" office:value="-155" calcext:value-type="float">
            <text:p>-15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32]+15" office:value-type="float" office:value="-140" calcext:value-type="float">
            <text:p>-14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B33]+15" office:value-type="float" office:value="-125" calcext:value-type="float">
            <text:p>-12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34]+15" office:value-type="float" office:value="-110" calcext:value-type="float">
            <text:p>-11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B35]+15"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B36]+15"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37]+15"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B38]+15"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B39]+15"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B40]+15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B41]+15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450" calcext:value-type="float">
            <text:p>-45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350" calcext:value-type="float">
            <text:p>-35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300" calcext:value-type="float">
            <text:p>-3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250" calcext:value-type="float">
            <text:p>-25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2" calcext:value-type="float">
            <text:p>-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0:35:14.515458879</meta:creation-date>
    <dc:date>2024-05-07T10:51:45.596222005</dc:date>
    <meta:editing-duration>PT19M47S</meta:editing-duration>
    <meta:editing-cycles>12</meta:editing-cycles>
    <meta:generator>LibreOffice/7.3.7.2$Linux_X86_64 LibreOffice_project/30$Build-2</meta:generator>
    <meta:document-statistic meta:table-count="1" meta:cell-count="112" meta:object-count="0"/>
  </office:meta>
</office:document-meta>
</file>